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keys</text:p>
          </table:table-cell>
          <table:table-cell table:style-name="ce1"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4">00/00/0000</text:date>, <text:time style:data-style-name="N2" text:time-value="13:59:52.6367467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7-14T14:15:02.123201965</dc:date>
    <meta:editing-duration>P1DT15H5M57S</meta:editing-duration>
    <meta:editing-cycles>347</meta:editing-cycles>
    <meta:generator>LibreOffice/6.0.7.3$Linux_X86_64 LibreOffice_project/00m0$Build-3</meta:generator>
    <meta:document-statistic meta:table-count="1" meta:cell-count="492" meta:object-count="0"/>
  </office:meta>
</office:document-meta>
</file>